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justify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Zgryźliwy Tetryk powraca</text:span></text:p>
      <text:p text:style-name="P1"><text:span text:style-name="T1">Proces vs Efekt</text:span></text:p>
      <text:p text:style-name="P2"/>
      <text:p text:style-name="P1"><text:span text:style-name="T1">Już od jakiegoś czasu nie jestem w stałym składzie Equestria Times, skoro więc pojawił się pomysł, postanowiłem powrócić z gościnnym występem.</text:span></text:p>
      <text:p text:style-name="P2"/>
      <text:p text:style-name="P1"><text:span text:style-name="T1">Czego ma tyczyć się tytuł? Naturalnie opowiadań, bo o czym innym miałbym niby pisać? W każdym razie: podczas rozlicznych dyskusji przeprowadzanych na discordowym kanale Klubu Konesera Polskiego Fanfika zwróciłem uwagę na pewną prawidłowość dotyczącą opowiadań. Dokładniej chodzi mi o ich nieoficjalny podział na dwa typy. Z braku lepszych określeń wrzucę tu takie wykoncypowane przez siebie – „fanfik efektu” oraz „fanfik procesu”.</text:span></text:p>
      <text:p text:style-name="P2"/>
      <text:p text:style-name="P1"><text:span text:style-name="T1">Tych pierwszych jest u nas zatrzęsienie. Naprawdę. Niemal w każdym tekście dostajemy od autorów masę gotowych efektów. Przykłady? Służę uprzejmie: „Armia dotarła na pole bitwy”, „Zamek został zbudowany”, „Ich przyjaźń stała się faktem”. I tak kółko. Autorzy niestety zapominają lub zwyczajnie nie wiedzą, iż istnieje zapotrzebowanie również na nieco inne prowadzenie tekstu. Takie, w którym nie dowiadujemy się o gotowym efekcie, ale mamy możliwość obserwowania procesu, jaki do niego doprowadza. </text:span></text:p>
      <text:p text:style-name="P2"/>
      <text:p text:style-name="P1"><text:span text:style-name="T1">Jestem pewny, że zaraz podniosą się głosy, iż to bez sensu, nuda, komu by się chciało czytać o budowie czegoś i jak coś takiego może w ogóle być interesujące? Na szczęście na te – całkiem rozsądne z pewnego punktu widzenia – argumenty mam gotową odpowiedź wyciągniętą wprost z Fimfiction. Chodzi mi o fanfik „Our First Steps” (za którego polecenie chciałbym serdecznie po raz kolejny podziękować Poulsenowi), gdzie mamy przyjemność podążać za autorem w jego podróży od przyjazdu ekipy technicznej aż do wystrzelenia w kosmos pierwszej equestriańskiej rakiety. Tak, dobrze czytacie – to opowiadanie o podwalinach podboju kosmosu przez kuce. Na całe szczęście nie dostaliśmy do rąk mocno skróconej wersji tego przedsięwzięcia – co to, to nie. Wraz z kolejnymi rozdziałami poznajemy bohaterów, obserwujemy, jak odnoszą wiekopomne sukcesy, ale widzimy także, iż los nie szczędzi im żałosnych porażek. Ich droga zdecydowanie nie jest usłana różami, ale w końcu doprowadzają do upragnionego efektu, czyli lotu w kosmos.</text:span></text:p>
      <text:p text:style-name="P2"/>
      <text:p text:style-name="P1"><text:span text:style-name="T1">I wiecie co? Ostateczny efekt jest o wiele lepszy, ponieważ najpierw poznaliśmy naprawdę dużą część całego procesu. Widzieliśmy trud, znój, ale i relaks, zwycięstwa i porażki, radości i smutki – wszystko to, co składa się na samo życie. W mojej ocenie jest to jeden z najlepszych napisanych fanfików, właśnie przez swoją – bardzo rzadko u nas spotykaną – formę. Z prawdziwą przyjemnością przeczytałbym coś podobnego w naszym rodzimym fandomie. Naturalnie niekoniecznie zaraz o rakietach (ile można!), ale wyobraźcie sobie przykładową sytuację: koloniści z Equestrii docierają do niezbadanego lądu, stawiają pierwszą osadę i usiłują doprowadzić swój nowy dom do pełnej samowystarczalności. Opis ich zmagań z nowym światem to wspaniały materiał na kilka dłuższych bądź krótszych opowiadań. O ile oczywiście hipotetyczny autor lub autorka nie ułoży im pod kopytami samych róż i zapomni o cierniach.</text:span></text:p>
      <text:p text:style-name="P2"/>
      <text:p text:style-name="P1"><text:span text:style-name="T1">Czy doczekamy się takiego porządnego „fanfika procesu”? Tego nie wiem, ale nie tracę nadziei. Wszystko w Waszych ręk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56" meta:character-count="3137" meta:non-whitespace-character-count="2680"/>
    <meta:generator>LibreOfficeDev/6.0.5.2$Linux_X86_64 LibreOffice_project/</meta:generator>
  </office:meta>
</office:document-meta>
</file>